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ragraph:</text:p>
      <text:p text:style-name="Standard">SOUTH EAST UP POWER TRANSMISSION CO. LTD.</text:p>
      <text:p text:style-name="Standard">==========</text:p>
      <text:p text:style-name="Standard">Paragraph:</text:p>
      <text:p text:style-name="Standard">SOUTH EAST U.P. POWER TRANSMISSION COMPANY LIMITED 409, 4" Floor, Shalimar Titanium Vibhuti Khand, Gomti Nagar, Lucknow-226010, Uttar Pradesh CIN No.U40105UP2009PLC038216 e-mail-Info@Seupptcl.com; website-www.seupptcl.com</text:p>
      <text:p text:style-name="Standard">==========</text:p>
      <text:p text:style-name="Standard">Paragraph:</text:p>
      <text:p text:style-name="Standard">Book No.</text:p>
      <text:p text:style-name="Standard">==========</text:p>
      <text:p text:style-name="Standard">Paragraph:</text:p>
      <text:p text:style-name="Standard">Serial No. MB</text:p>
      <text:p text:style-name="Standard">==========</text:p>
      <text:p text:style-name="Standard">Paragraph:</text:p>
      <text:p text:style-name="Standard">13803</text:p>
      <text:p text:style-name="Standard">==========</text:p>
      <text:p text:style-name="Standard">Paragraph:</text:p>
      <text:p text:style-name="Standard">मूल्यांकन प्रपत्र</text:p>
      <text:p text:style-name="Standard">==========</text:p>
      <text:p text:style-name="Standard">Paragraph:</text:p>
      <text:p text:style-name="Standard">कार्य विवरण फाउण्डेशन/ इरेक्शन/स्ट्रीमिंग</text:p>
      <text:p text:style-name="Standard">==========</text:p>
      <text:p text:style-name="Standard">Paragraph:</text:p>
      <text:p text:style-name="Standard">दिनांक:</text:p>
      <text:p text:style-name="Standard">==========</text:p>
      <text:p text:style-name="Standard">Paragraph:</text:p>
      <text:p text:style-name="Standard">11/7/25</text:p>
      <text:p text:style-name="Standard">==========</text:p>
      <text:p text:style-name="Standard">Paragraph:</text:p>
      <text:p text:style-name="Standard">श्री धनमान सिंह धमेन्द्रसिंहपुत्र श्री</text:p>
      <text:p text:style-name="Standard">==========</text:p>
      <text:p text:style-name="Standard">Paragraph:</text:p>
      <text:p text:style-name="Standard">मोती लाल ग्राम खेरवा</text:p>
      <text:p text:style-name="Standard">==========</text:p>
      <text:p text:style-name="Standard">Paragraph:</text:p>
      <text:p text:style-name="Standard">डाकघर</text:p>
      <text:p text:style-name="Standard">==========</text:p>
      <text:p text:style-name="Standard">Paragraph:</text:p>
      <text:p text:style-name="Standard">तहसील मंझनपुर जिला कौशाम्बी</text:p>
      <text:p text:style-name="Standard">==========</text:p>
      <text:p text:style-name="Standard">Paragraph:</text:p>
      <text:p text:style-name="Standard">विषय :- स्विमिंग</text:p>
      <text:p text:style-name="Standard">==========</text:p>
      <text:p text:style-name="Standard">Paragraph:</text:p>
      <text:p text:style-name="Standard">ट्रांसमिशन लाइन के निर्माण के विषय में।</text:p>
      <text:p text:style-name="Standard">==========</text:p>
      <text:p text:style-name="Standard">Paragraph:</text:p>
      <text:p text:style-name="Standard">महोदय,</text:p>
      <text:p text:style-name="Standard">==========</text:p>
      <text:p text:style-name="Standard">Paragraph:</text:p>
      <text:p text:style-name="Standard"><text:soft-page-break/>आपको इस पत्र के द्वारा सूचना दी जाती है कि उपरोक्त लाईन को बनाते समय आपकी फसल इत्यादि (जिनका विवरण निम्न प्रकार है) का जो भी नुकसान हुआ है उसकी क्षतिपूर्ति SEUPPTCL या इसके प्राधिकृत उत्तराधिकारी द्वारा देय है। कृपया इस प्रपत्र की मुख्य प्रति राजस्व विभाग के हस्ताक्षर के बाद इस कार्यालय में जमा करवायें जिससे की मुआवजे के भुगतान सम्बन्धित कार्यवाही पूरी की जा सके।</text:p>
      <text:p text:style-name="Standard">==========</text:p>
      <text:p text:style-name="Standard">Paragraph:</text:p>
      <text:p text:style-name="Standard">क्षतिग्रस्त फसल/ढांचा का विवरण</text:p>
      <text:p text:style-name="Standard">==========</text:p>
      <text:p text:style-name="Standard">Paragraph:</text:p>
      <text:p text:style-name="Standard">क्रम संख्या</text:p>
      <text:p text:style-name="Standard">==========</text:p>
      <text:p text:style-name="Standard">Paragraph:</text:p>
      <text:p text:style-name="Standard">टावर क्रमांक</text:p>
      <text:p text:style-name="Standard">==========</text:p>
      <text:p text:style-name="Standard">Paragraph:</text:p>
      <text:p text:style-name="Standard">फसल</text:p>
      <text:p text:style-name="Standard">==========</text:p>
      <text:p text:style-name="Standard">Paragraph:</text:p>
      <text:p text:style-name="Standard">पैदावार/मूल्य</text:p>
      <text:p text:style-name="Standard">==========</text:p>
      <text:p text:style-name="Standard">Paragraph:</text:p>
      <text:p text:style-name="Standard">कुल पैदावार</text:p>
      <text:p text:style-name="Standard">==========</text:p>
      <text:p text:style-name="Standard">Paragraph:</text:p>
      <text:p text:style-name="Standard">सर्वे / चक / खसरा नं०</text:p>
      <text:p text:style-name="Standard">==========</text:p>
      <text:p text:style-name="Standard">Paragraph:</text:p>
      <text:p text:style-name="Standard">क्षतिपूर्ति / अन्य विवरण</text:p>
      <text:p text:style-name="Standard">==========</text:p>
      <text:p text:style-name="Standard">Paragraph:</text:p>
      <text:p text:style-name="Standard">1</text:p>
      <text:p text:style-name="Standard">==========</text:p>
      <text:p text:style-name="Standard">Paragraph:</text:p>
      <text:p text:style-name="Standard">99B/4</text:p>
      <text:p text:style-name="Standard">==========</text:p>
      <text:p text:style-name="Standard">Paragraph:</text:p>
      <text:p text:style-name="Standard">बैगन</text:p>
      <text:p text:style-name="Standard">==========</text:p>
      <text:p text:style-name="Standard">Paragraph:</text:p>
      <text:p text:style-name="Standard">२100</text:p>
      <text:p text:style-name="Standard">==========</text:p>
      <text:p text:style-name="Standard">Paragraph:</text:p>
      <text:p text:style-name="Standard">310</text:p>
      <text:p text:style-name="Standard">==========</text:p>
      <text:p text:style-name="Standard">Paragraph:</text:p>
      <text:p text:style-name="Standard">550/6</text:p>
      <text:p text:style-name="Standard">==========</text:p>
      <text:p text:style-name="Standard">Paragraph:</text:p>
      <text:p text:style-name="Standard">25x23</text:p>
      <text:p text:style-name="Standard">==========</text:p>
      <text:p text:style-name="Standard">Paragraph:</text:p>
      <text:p text:style-name="Standard">1</text:p>
      <text:p text:style-name="Standard"><text:soft-page-break/>==========</text:p>
      <text:p text:style-name="Standard">Paragraph:</text:p>
      <text:p text:style-name="Standard">= 575 m2</text:p>
      <text:p text:style-name="Standard">==========</text:p>
      <text:p text:style-name="Standard">Paragraph:</text:p>
      <text:p text:style-name="Standard">100/0</text:p>
      <text:p text:style-name="Standard">==========</text:p>
      <text:p text:style-name="Standard">Paragraph:</text:p>
      <text:p text:style-name="Standard">PROJECTS</text:p>
      <text:p text:style-name="Standard">==========</text:p>
      <text:p text:style-name="Standard">Paragraph:</text:p>
      <text:p text:style-name="Standard">Amount =37432</text:p>
      <text:p text:style-name="Standard">==========</text:p>
      <text:p text:style-name="Standard">Paragraph:</text:p>
      <text:p text:style-name="Standard">भवदीय</text:p>
      <text:p text:style-name="Standard">==========</text:p>
      <text:p text:style-name="Standard">Paragraph:</text:p>
      <text:p text:style-name="Standard">ATA PRO</text:p>
      <text:p text:style-name="Standard">==========</text:p>
      <text:p text:style-name="Standard">Paragraph:</text:p>
      <text:p text:style-name="Standard">TATA</text:p>
      <text:p text:style-name="Standard">==========</text:p>
      <text:p text:style-name="Standard">Paragraph:</text:p>
      <text:p text:style-name="Standard">प्रोजेक्ट मैनेजर</text:p>
      <text:p text:style-name="Standard">==========</text:p>
      <text:p text:style-name="Standard">Paragraph:</text:p>
      <text:p text:style-name="Standard">भुगतान का विवरण</text:p>
      <text:p text:style-name="Standard">==========</text:p>
      <text:p text:style-name="Standard">Paragraph:</text:p>
      <text:p text:style-name="Standard">क्रमांक</text:p>
      <text:p text:style-name="Standard">==========</text:p>
      <text:p text:style-name="Standard">Paragraph:</text:p>
      <text:p text:style-name="Standard">चेक नं०</text:p>
      <text:p text:style-name="Standard">==========</text:p>
      <text:p text:style-name="Standard">Paragraph:</text:p>
      <text:p text:style-name="Standard">दिनांक</text:p>
      <text:p text:style-name="Standard">==========</text:p>
      <text:p text:style-name="Standard">Paragraph:</text:p>
      <text:p text:style-name="Standard">रूपये</text:p>
      <text:p text:style-name="Standar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4T12:38:37.600232500</meta:creation-date>
    <dc:date>2025-11-24T12:39:23.623393300</dc:date>
    <meta:editing-duration>PT47S</meta:editing-duration>
    <meta:editing-cycles>1</meta:editing-cycles>
    <meta:document-statistic meta:table-count="0" meta:image-count="0" meta:object-count="0" meta:page-count="3" meta:paragraph-count="138" meta:word-count="279" meta:character-count="1762" meta:non-whitespace-character-count="1621"/>
    <meta:generator>LibreOffice/25.2.6.2$Windows_X86_64 LibreOffice_project/729c5bfe710f5eb71ed3bbde9e06a6065e9c6c5d</meta:generator>
  </office:meta>
</office:document-meta>
</file>